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Italique" style:font-family-generic="swiss"/>
    <style:font-face style:name="FreeSans3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d9f7a"/>
    </style:style>
    <style:style style:name="P10" style:family="paragraph" style:parent-style-name="Text">
      <style:text-properties officeooo:paragraph-rsid="001e1473"/>
    </style:style>
    <style:style style:name="P11" style:family="paragraph" style:parent-style-name="Text">
      <style:text-properties officeooo:paragraph-rsid="0023c2b9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Heading_20_1">
      <style:paragraph-properties fo:margin-top="0.1181in" fo:margin-bottom="0.0398in" style:contextual-spacing="false" style:writing-mode="page"/>
    </style:style>
    <style:style style:name="P14" style:family="paragraph" style:parent-style-name="Text">
      <style:text-properties officeooo:paragraph-rsid="0025dd1c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3" fo:font-size="10pt" fo:font-style="italic" officeooo:rsid="001ba58c" style:font-size-asian="12pt" style:font-style-asian="italic" style:font-name-complex="FreeSans" style:font-size-complex="12pt" style:font-style-complex="italic"/>
    </style:style>
    <style:style style:name="T8" style:family="text">
      <style:text-properties style:font-name="FreeSans3" officeooo:rsid="00233b07" style:font-name-complex="FreeSans"/>
    </style:style>
    <style:style style:name="T9" style:family="text">
      <style:text-properties officeooo:rsid="001d597c"/>
    </style:style>
    <style:style style:name="T10" style:family="text">
      <style:text-properties officeooo:rsid="001d9f7a"/>
    </style:style>
    <style:style style:name="T11" style:family="text">
      <style:text-properties officeooo:rsid="001e1473"/>
    </style:style>
    <style:style style:name="T12" style:family="text">
      <style:text-properties officeooo:rsid="001ef19b"/>
    </style:style>
    <style:style style:name="T13" style:family="text">
      <style:text-properties officeooo:rsid="00233b07"/>
    </style:style>
    <style:style style:name="T14" style:family="text">
      <style:text-properties style:font-name="FreeSans2" officeooo:rsid="00233b07" style:font-name-complex="FreeSans"/>
    </style:style>
    <style:style style:name="T15" style:family="text">
      <style:text-properties officeooo:rsid="0023c2b9"/>
    </style:style>
    <style:style style:name="T16" style:family="text">
      <style:text-properties officeooo:rsid="0025503f"/>
    </style:style>
    <style:style style:name="T17" style:family="text">
      <style:text-properties officeooo:rsid="0025d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/text:p>
      <text:h text:style-name="P13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 == True&quot;&gt;">&lt;if test="o.toric == True"&gt;</text:text-input><text:span text:style-name="T10">Repérage de l’axe horizontal au rapporteur à bulle, en position assise.<text:line-break/></text:span><text:span text:style-name="T16">Repérage de l’axe d’implantation à l’anneau de Mendes en position allongée.</text:span><text:span text:style-name="T10"><text:text-input text:description="&lt;/if&gt;">endif</text:text-input></text:span></text:p>
      <text:p text:style-name="Text">Désinfection cutanée et des culs de sac à la Bétadine 5%, <text:span text:style-name="T15">par deux fois</text:span>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<text:span text:style-name="T13">dispersif (Viscoat </text:span><text:span text:style-name="T14">©</text:span><text:span text:style-name="T8">) </text:span>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P10"><text:text-input text:description="&lt;if test=&quot;o.ctr == True&quot;&gt;">&lt;if test="o.ctr == True"&gt;</text:text-input><text:span text:style-name="T11">Mise en place d’un anneau de tension capsulaire </text:span><text:span text:style-name="T17">JetRing</text:span><text:span text:style-name="T11"> type 14C </text:span><text:span text:style-name="T12">dans le sac capsulaire.</text:span><text:span text:style-name="T10"><text:text-input text:description="&lt;/if&gt;">endif</text:text-input></text:span></text:p>
      <text:p text:style-name="Text">Aspiration des masses à la canule d'I/A.</text:p>
      <text:p text:style-name="P11">Injection de visqueux <text:span text:style-name="T13">cohésif (Provisc </text:span><text:span text:style-name="T14">©</text:span><text:span text:style-name="T8">)</text:span> en chambre antérieure.</text:p>
      <text:p text:style-name="P14">Mise en place à l'injecteur Monarch I<text:span text:style-name="T17">V</text:span> d'un implant <text:text-input text:description="&lt;o.iol_type&gt;">iol_type</text:text-input><text:s/><text:text-input text:description="&lt;o.iol_power&gt;">iol_power</text:text-input><text:s/>D dans le sac capsulaire.</text:p>
      <text:p text:style-name="P9"><text:text-input text:description="&lt;if test=&quot;o.toric == True&quot;&gt;">&lt;if test="o.toric == True"&gt;</text:text-input><text:span text:style-name="T10">Rotation de l’implant suivant l’axe précédemment calculé.</text:span><text:span text:style-name="T10"><text:text-input text:description="&lt;/if&gt;">endif</text:text-input></text:span>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<text:span text:style-name="T15">et en arrière de l’implant,</text:span>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l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Italique" style:font-family-generic="swiss"/>
    <style:font-face style:name="FreeSans3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3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3.7.2$Linux_X86_64 LibreOffice_project/30$Build-2</meta:generator>
    <dc:date>2024-03-13T07:35:33.925589655</dc:date>
    <meta:editing-duration>PT11H56M46S</meta:editing-duration>
    <meta:editing-cycles>187</meta:editing-cycles>
    <meta:document-statistic meta:table-count="2" meta:image-count="0" meta:object-count="0" meta:page-count="1" meta:paragraph-count="58" meta:word-count="436" meta:character-count="2642" meta:non-whitespace-character-count="2353"/>
  </office:meta>
</office:document-meta>
</file>